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margin-left="1.251cm" fo:margin-right="0cm" fo:text-indent="-1.251cm" style:auto-text-indent="false">
        <style:tab-stops/>
      </style:paragraph-properties>
    </style:style>
    <style:style style:name="P5" style:family="paragraph" style:parent-style-name="Standard">
      <style:paragraph-properties fo:margin-left="2.501cm" fo:margin-right="0cm" fo:text-indent="1.251cm" style:auto-text-indent="false">
        <style:tab-stops/>
      </style:paragraph-properties>
    </style:style>
    <style:style style:name="P6" style:family="paragraph" style:parent-style-name="Standard">
      <style:paragraph-properties fo:background-color="transparent">
        <style:background-image/>
      </style:paragraph-properties>
    </style:style>
    <style:style style:name="P7" style:family="paragraph" style:parent-style-name="Standard" style:master-page-name="MP0">
      <style:paragraph-properties fo:text-align="center" style:justify-single-word="false" style:page-number="auto" fo:break-before="page"/>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1" style:family="text">
      <style:text-properties fo:font-weight="bold" style:font-weight-asian="bold" style:font-weight-complex="bold"/>
    </style:style>
    <style:style style:name="T2" style:family="text">
      <style:text-properties fo:font-weight="bold" fo:background-color="#ffff00"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text-underline-style="solid" style:text-underline-width="auto" style:text-underline-color="font-color" style:text-underline-mode="continuous" style:text-overline-mode="continuous" style:text-line-through-mode="continuous"/>
    </style:style>
    <style:style style:name="T5"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6" style:family="text">
      <style:text-properties style:use-window-font-color="true"/>
    </style:style>
    <style:style style:name="T7" style:family="text">
      <style:text-properties style:use-window-font-color="true"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8" style:family="text">
      <style:text-properties fo:background-color="transparent"/>
    </style:style>
    <style:style style:name="T9" style:family="text">
      <style:text-properties fo:background-color="#ffff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HACER LAS PIERNAS</text:p>
      <text:p text:style-name="Standard"/>
      <text:p text:style-name="Standard">- Empezaremos por hacer los huesos de la pierna Lf.</text:p>
      <text:p text:style-name="Standard"/>
      <text:p text:style-name="Standard">Para ello, desde la vista FRONT, con la herramienta Create Joints, hacemos un hueso a la altura de la cadera, donde empezaría el fémur. Con shift hacia abajo, hacemos un nuevo hueso a la altura de la rodilla, y de nuevo con shift, un último hueso a la altura del tobillo.</text:p>
      <text:p text:style-name="Standard"/>
      <text:p text:style-name="Standard">Teniendo en cuenta que la geometría de las piernas del personaje debería estar bien recta hacia delante, al hacer la pierna desde la FRONT ésta queda recta en el eje Y (eje paralelo a la cámara FRONT). Lo movemos y rotamos en <text:span text:style-name="Fuente_20_de_20_párrafo_20_predeter."><text:span text:style-name="T1">RotateZ </text:span></text:span>desde el padre para que el segundo hueso quede bien centrado en la rodilla, y rotamos en <text:span text:style-name="Fuente_20_de_20_párrafo_20_predeter."><text:span text:style-name="T1">RotateY </text:span></text:span>(desde la camera side) el hueso de la rodilla para que el tercer hueso quede bien centrado en el tobillo. <text:span text:style-name="Fuente_20_de_20_párrafo_20_predeter."><text:span text:style-name="T1">FREEZE a las rotates y los scales si fuera necesario.</text:span></text:span></text:p>
      <text:p text:style-name="P1"/>
      <text:p text:style-name="Standard">Renombrar:<text:span text:style-name="Fuente_20_de_20_párrafo_20_predeter."><text:span text:style-name="T1"> nombre_skin_Lf_upleg, nombre_skin_Lf_lowleg </text:span></text:span>y<text:span text:style-name="Fuente_20_de_20_párrafo_20_predeter."><text:span text:style-name="T1"> nombre_sk_Lf_leg_end</text:span></text:span></text:p>
      <text:p text:style-name="Standard"/>
      <text:p text:style-name="Standard">- Ahora vamos a crear una nueva cadena para los huesos del pie.</text:p>
      <text:p text:style-name="Standard">Con la herramienta Create Joints, esta vez desde la vista SIDE, hacemos una nueva cadena de huesos, con snap de V que empezaremos en el leg_end, con shift hacia delante haremos el segundo hueso donde empiezan los dedos del pie y un último hueso(end) donde acaban los dedos o la punta del zapato.</text:p>
      <text:p text:style-name="Standard"/>
      <text:p text:style-name="Standard">Pillamos el segundo hueso, el que cae sobre el inicio de los dedos, y <text:span text:style-name="Fuente_20_de_20_párrafo_20_predeter."><text:span text:style-name="T1">(ES LA ÚNICA VEZ QUE SE PERMITE)</text:span></text:span> lo trasladamos hacia abajo <text:span text:style-name="Fuente_20_de_20_párrafo_20_predeter."><text:span text:style-name="T1">asegurándonos que tenemos desactivada la opción, en la herramienta de translate, </text:span></text:span><text:span text:style-name="Fuente_20_de_20_párrafo_20_predeter."><text:span text:style-name="T3">Automatically Orient Jo</text:span></text:span><text:span text:style-name="Fuente_20_de_20_párrafo_20_predeter."><text:span text:style-name="T3">ints</text:span></text:span><text:span text:style-name="Fuente_20_de_20_párrafo_20_predeter."><text:span text:style-name="T1"> </text:span></text:span>dentro de la pestaña<text:span text:style-name="Fuente_20_de_20_párrafo_20_predeter."><text:span text:style-name="T1"> Joint Orient Settings.</text:span></text:span></text:p>
      <text:p text:style-name="P1"/>
      <text:p text:style-name="Standard">De esta manera la orientación del joint del pie no se reorienta y no perdemos su horizontalidad.</text:p>
      <text:p text:style-name="P1"/>
      <text:p text:style-name="Standard">Renombrar:<text:span text:style-name="Fuente_20_de_20_párrafo_20_predeter."><text:span text:style-name="T1"> nombre_skin_Lf_foot, nombre_skin_Lf_toes </text:span></text:span>y<text:span text:style-name="Fuente_20_de_20_párrafo_20_predeter."><text:span text:style-name="T1"> nombre_sk_Lf_foot_end</text:span></text:span></text:p>
      <text:p text:style-name="Standard"/>
      <text:p text:style-name="Standard">- Seleccionamos el padre de la cadena de la pierna, en este caso es el <text:span text:style-name="Fuente_20_de_20_párrafo_20_predeter."><text:span text:style-name="T1">skin_upleg</text:span></text:span> y le hacemos un mirror joints con valores: YZ - Behavior - y ponemos _Lf_ y _Rg_ para que nos sustituya una etiqueta por otra. <text:span text:style-name="Fuente_20_de_20_párrafo_20_predeter."><text:span text:style-name="T1">Tiene en cuenta las mayúsculas.</text:span></text:span></text:p>
      <text:p text:style-name="P1"/>
      <text:p text:style-name="Standard"><text:span text:style-name="Fuente_20_de_20_párrafo_20_predeter."><text:span text:style-name="T1">Para el skin_Rg_foot duplicaremos el skin_</text:span></text:span><text:span text:style-name="Fuente_20_de_20_párrafo_20_predeter."><text:span text:style-name="T1">Lf_foot </text:span></text:span>y lo movemos con el snap de V hasta el Rg_leg_end.</text:p>
      <text:p text:style-name="Standard"/>
      <text:p text:style-name="Standard">Renombrar a <text:span text:style-name="Fuente_20_de_20_párrafo_20_predeter."><text:span text:style-name="T1">skin_Rg_foot, etc etc</text:span></text:span></text:p>
      <text:p text:style-name="Standard"/>
      <text:p text:style-name="Standard">- Ahora toca el momento de hacer las curvas que van a mover la pierna.</text:p>
      <text:p text:style-name="Standard"/>
      <text:p text:style-name="Standard">Para eso usaremos el Type otra vez, para crear una K, dado que crea un grupo con la curva, lo sacaremos de ese grupo, le centraremos el pivote, lo ponemos en el 0,0,0 y le hacemos un freeze. Entonces lo <text:span text:style-name="Fuente_20_de_20_párrafo_20_predeter."><text:span text:style-name="T4">agrupamos</text:span></text:span> haciendo un offset.</text:p>
      <text:p text:style-name="Standard"/>
      <text:p text:style-name="Standard">Renombrar <text:span text:style-name="Fuente_20_de_20_párrafo_20_predeter."><text:span text:style-name="T1">KARL_offset_Lf_knee y <text:s/>KARL_ac_Lf_knee</text:span></text:span>. Duplicamos el offset y renombramos a Rg.</text:p>
      <text:p text:style-name="Standard"/>
      <text:p text:style-name="Standard"><text:soft-page-break/>Los llevamos desde el offset y haciendo el snap de V hasta el skin_lowleg, una vez tengamos los dos alineados en X e Y, adelantamos los dos offsets en Z para que estén delante de la rodilla y a la misma altura el Lf y el Rg.</text:p>
      <text:p text:style-name="Standard"/>
      <text:p text:style-name="Standard">Ahora haremos un cubo, lo centramos como todas las demás y le hacemos un offset cuando esté en el 0,0,0 y freeze.</text:p>
      <text:p text:style-name="Standard"/>
      <text:p text:style-name="Standard"><text:span text:style-name="T9">Renombrar: </text:span><text:span text:style-name="Fuente_20_de_20_párrafo_20_predeter."><text:span text:style-name="T2">nombre_offset_Lf_ikfoot </text:span></text:span><text:span text:style-name="T9">y</text:span><text:span text:style-name="Fuente_20_de_20_párrafo_20_predeter."><text:span text:style-name="T2"> nombre_ac_Lf_ikfoot. </text:span></text:span><text:span text:style-name="T9">Duplicamos para hacer el Rg.</text:span></text:p>
      <text:p text:style-name="P1"/>
      <text:p text:style-name="P1">Podemos duplicar ambos dos offsets_ikfoot y renombrar todo cambiando ikfoot por iktoes</text:p>
      <text:p text:style-name="Standard"/>
      <text:p text:style-name="Standard">- Pillamos el skin_foot, después el offset_ikfoot y hacemos un <text:span text:style-name="Fuente_20_de_20_párrafo_20_predeter."><text:span text:style-name="T1">constrain Parent sin mantain offset. Borramos el constrain. Lf con Lf, Rg con Rg</text:span></text:span></text:p>
      <text:p text:style-name="Standard"/>
      <text:p text:style-name="Standard">- Pillamos el skin_toes, ahora el offset_iktoes y hacemos un <text:span text:style-name="Fuente_20_de_20_párrafo_20_predeter."><text:span text:style-name="T1">constrain Parent sin mantain offset. Borramos el con</text:span></text:span><text:span text:style-name="Fuente_20_de_20_párrafo_20_predeter."><text:span text:style-name="T1">strain. Lf con Lf, Rg con Rg</text:span></text:span></text:p>
      <text:p text:style-name="P1"/>
      <text:p text:style-name="Standard">- Emparentar los <text:span text:style-name="Fuente_20_de_20_párrafo_20_predeter."><text:span text:style-name="T1">offset_iktoes</text:span></text:span> a las <text:span text:style-name="Fuente_20_de_20_párrafo_20_predeter."><text:span text:style-name="T1">ac_ikfoot</text:span></text:span>, es una cascada offset&lt;curva&lt;offset&lt;curva.</text:p>
      <text:p text:style-name="Standard"/>
      <text:p text:style-name="Standard">Con los control vertex, en components, movemos los puntos para que los cubos “abracen” al pie y los dedos.</text:p>
      <text:p text:style-name="Standard"/>
      <text:p text:style-name="Standard">-<text:span text:style-name="T9"> Ahora podemos duplicar los dos </text:span><text:span text:style-name="Fuente_20_de_20_párrafo_20_predeter."><text:span text:style-name="T2">offsets_ikfoot</text:span></text:span><text:span text:style-name="T9"> y renombrarlos todo cambiando ikfoot por </text:span><text:span text:style-name="Fuente_20_de_20_párrafo_20_predeter."><text:span text:style-name="T2">fkfoot</text:span></text:span><text:span text:style-name="T9">.</text:span></text:p>
      <text:p text:style-name="Standard"/>
      <text:p text:style-name="Standard">- Ya tenemos las fk de los pies pero ahora nos falta hacer las curvas Fk de las piernas.</text:p>
      <text:p text:style-name="Standard">Para eso hacemos las curvas con la forma que queramos, pero acordándonos de hacerlas en el 0,0,0 y sus offsets también en el 0,0,0.</text:p>
      <text:p text:style-name="P1"/>
      <text:p text:style-name="Standard">Renombrar:<text:span text:style-name="Fuente_20_de_20_párrafo_20_predeter."><text:span text:style-name="T1"> nombre_offset_Lf_fkupleg, nombre_ac_Lf_fkupleg – nombre_offset_Lf_fklowleg, nombre_ac_Lf_fklowleg</text:span></text:span></text:p>
      <text:p text:style-name="P1"/>
      <text:p text:style-name="Standard">Las llevaremos a su sitio con<text:span text:style-name="Fuente_20_de_20_párrafo_20_predeter."><text:span text:style-name="T1"> constrain parent sin mantain offset. </text:span></text:span>Del<text:span text:style-name="Fuente_20_de_20_párrafo_20_predeter."><text:span text:style-name="T1"> skin_upleg </text:span></text:span>al<text:span text:style-name="Fuente_20_de_20_párrafo_20_predeter."><text:span text:style-name="T1"> offset_fkuple</text:span></text:span><text:span text:style-name="Fuente_20_de_20_párrafo_20_predeter."><text:span text:style-name="T1">g </text:span></text:span>y del<text:span text:style-name="Fuente_20_de_20_párrafo_20_predeter."><text:span text:style-name="T1"> skin_lowleg </text:span></text:span>al<text:span text:style-name="Fuente_20_de_20_párrafo_20_predeter."><text:span text:style-name="T1"> offset_fklowleg. Lf con Lf, Rg con Rg </text:span></text:span>y<text:span text:style-name="Fuente_20_de_20_párrafo_20_predeter."><text:span text:style-name="T1"> Eliminamos los constrain.</text:span></text:span></text:p>
      <text:p text:style-name="P1"/>
      <text:p text:style-name="Standard"><text:span text:style-name="Fuente_20_de_20_párrafo_20_predeter."><text:span text:style-name="T1">- </text:span></text:span>Recolocamos las curvas con <text:span text:style-name="Fuente_20_de_20_párrafo_20_predeter."><text:span text:style-name="T1">control vertex</text:span></text:span>, con el <text:span text:style-name="Fuente_20_de_20_párrafo_20_predeter."><text:span text:style-name="T1">botón de components</text:span></text:span>...</text:p>
      <text:p text:style-name="Standard"/>
      <text:p text:style-name="Standard">- Emparentarlas en cascada. Offset_fkupleg&gt;ac_fkupleg&gt;Offset_fklowleg&gt;ac_fklowleg&gt;<text:span text:style-name="Fuente_20_de_20_párrafo_20_predeter."><text:span text:style-name="T1">offset_fkfoot</text:span></text:span></text:p>
      <text:p text:style-name="P1"/>
      <text:p text:style-name="Standard"><text:span text:style-name="Fuente_20_de_20_párrafo_20_predeter."><text:span text:style-name="T1">-</text:span></text:span><text:span text:style-name="Fuente_20_de_20_párrafo_20_predeter."><text:span text:style-name="T1"> </text:span></text:span>Ahora vamos a crear las dos curvas <text:span text:style-name="Fuente_20_de_20_párrafo_20_predeter."><text:span text:style-name="T1">nombre_ac_Lf_ikfklegs</text:span></text:span>, para ello creamos dos curvas (diamantes en mi caso), las ponemos detrás de los talones, les hacemos un freeze.</text:p>
      <text:p text:style-name="Standard"/>
      <text:p text:style-name="Standard">Les crearemos un attribute que será un <text:span text:style-name="Fuente_20_de_20_párrafo_20_predeter."><text:span text:style-name="T1">float min 0 máx 1</text:span></text:span>, con nombre <text:span text:style-name="Fuente_20_de_20_párrafo_20_predeter."><text:span text:style-name="T1">IkFkChange</text:span></text:span>.</text:p>
      <text:p text:style-name="Standard"/>
      <text:p text:style-name="Standard">Ahora le hacemos un <text:span text:style-name="Fuente_20_de_20_párrafo_20_predeter."><text:span text:style-name="T1">contrain Parent </text:span></text:span>desde el <text:span text:style-name="Fuente_20_de_20_párrafo_20_predeter."><text:span text:style-name="T1">skin_foot </text:span></text:span>al<text:span text:style-name="Fuente_20_de_20_párrafo_20_predeter."><text:span text:style-name="T1"> ac_ikfkleg</text:span></text:span>. <text:s/><text:span text:style-name="Fuente_20_de_20_párrafo_20_predeter."><text:span text:style-name="T1">Lf con Lf, Rg con Rg</text:span></text:span></text:p>
      <text:p text:style-name="Standard"/>
      <text:p text:style-name="Standard">- Ahora toca hacer los <text:span text:style-name="Fuente_20_de_20_párrafo_20_predeter."><text:span text:style-name="T1">ik</text:span></text:span>.</text:p>
      <text:p text:style-name="Standard">Para ello pillamos los dos <text:span text:style-name="Fuente_20_de_20_párrafo_20_predeter."><text:span text:style-name="T1">skin_lowleg</text:span></text:span> y los<text:span text:style-name="Fuente_20_de_20_párrafo_20_predeter."><text:span text:style-name="T1"> rotamos</text:span></text:span> hacia atrás, como rota una pierna normal... igual que hicimos con los codos... Y teniéndolos seleccionados, le damos a <text:span text:style-name="Fuente_20_de_20_párrafo_20_predeter."><text:span text:style-name="T1">Set Preferred Angle.</text:span></text:span> <text:span text:style-name="Fuente_20_de_20_párrafo_20_predeter."><text:span text:style-name="T1">Ahora los volvemos a poner a 0. Poner a 0, NO es, repito, No es freezear las rotaciones.</text:span></text:span></text:p>
      <text:p text:style-name="P1"/>
      <text:p text:style-name="Standard"><text:soft-page-break/><text:span text:style-name="Fuente_20_de_20_párrafo_20_predeter."><text:span text:style-name="T1">- Para lo siguiente, mejor</text:span></text:span> <text:span text:style-name="Fuente_20_de_20_párrafo_20_predeter."><text:span text:style-name="T1">aislamos las cadenas del upleg en el viewport. </text:span></text:span>Pillamos la herramienta ikHandle, y asegurándonos que esté en Rotate-Plane Solver, clickamos en el upleg y después sobre el leg_end. Renombramos el ik resultante a <text:span text:style-name="Fuente_20_de_20_párrafo_20_predeter."><text:span text:style-name="T1">nombre_ik_Lf_leg / nombre_ik_Rg_leg</text:span></text:span></text:p>
      <text:p text:style-name="P1"/>
      <text:p text:style-name="Standard"><text:span text:style-name="Fuente_20_de_20_párrafo_20_predeter."><text:span text:style-name="T1">- </text:span></text:span>Pillamos la <text:span text:style-name="Fuente_20_de_20_párrafo_20_predeter."><text:span text:style-name="T1">ac_ikfoot</text:span></text:span>, pillamos el <text:span text:style-name="Fuente_20_de_20_párrafo_20_predeter."><text:span text:style-name="T1">ik_leg</text:span></text:span>, y hacemos un <text:span text:style-name="Fuente_20_de_20_párrafo_20_predeter."><text:span text:style-name="T1">constrain Point</text:span></text:span>. <text:span text:style-name="Fuente_20_de_20_párrafo_20_predeter."><text:span text:style-name="T1">Lf con Lf, Rg</text:span></text:span><text:span text:style-name="Fuente_20_de_20_párrafo_20_predeter."><text:span text:style-name="T1"> con Rg</text:span></text:span></text:p>
      <text:p text:style-name="Standard"><text:span text:style-name="Fuente_20_de_20_párrafo_20_predeter."><text:span text:style-name="T1">- </text:span></text:span>Pillamos la <text:span text:style-name="Fuente_20_de_20_párrafo_20_predeter."><text:span text:style-name="T1">ac_knee</text:span></text:span>, pillamos el <text:span text:style-name="Fuente_20_de_20_párrafo_20_predeter."><text:span text:style-name="T1">ik_leg</text:span></text:span>, y hacemos un <text:span text:style-name="Fuente_20_de_20_párrafo_20_predeter."><text:span text:style-name="T1">constrain Pole Vector</text:span></text:span>. <text:span text:style-name="Fuente_20_de_20_párrafo_20_predeter."><text:span text:style-name="T1">Lf/Lf, Rg/Rg</text:span></text:span></text:p>
      <text:p text:style-name="P3"/>
      <text:p text:style-name="P2">EN ESTE PUNTO SE PUEDE PROBAR QUE LAS COSAS FUNCIONEN, A PARTIR DE AQUÍ NO TOCAR NADA. PELIGRO DE MORIR ELECTROCUTADO!!!</text:p>
      <text:p text:style-name="P3"/>
      <text:p text:style-name="Standard">- Ahora en el <text:span text:style-name="Fuente_20_de_20_párrafo_20_predeter."><text:span text:style-name="T1">Connection Editor, </text:span></text:span>conectaremos el atributo que hemos creado, <text:span text:style-name="Fuente_20_de_20_párrafo_20_predeter."><text:span text:style-name="T1">IkFkChange</text:span></text:span>, al <text:span text:style-name="Fuente_20_de_20_párrafo_20_predeter."><text:span text:style-name="T1">ikBlend</text:span></text:span> de cada uno de los ik y <text:span text:style-name="Fuente_20_de_20_párrafo_20_predeter."><text:span text:style-name="T1">ponemos el ik en sticky</text:span></text:span>.</text:p>
      <text:p text:style-name="Standard"/>
      <text:p text:style-name="Standard">- Pillamos la <text:span text:style-name="Fuente_20_de_20_párrafo_20_predeter."><text:span text:style-name="T1">ac_FKupleg</text:span></text:span>, pillamos el <text:span text:style-name="Fuente_20_de_20_párrafo_20_predeter."><text:span text:style-name="T1">skin_upleg</text:span></text:span> y hacemos un <text:span text:style-name="Fuente_20_de_20_párrafo_20_predeter."><text:span text:style-name="T1">constrain Orient</text:span></text:span>. <text:span text:style-name="Fuente_20_de_20_párrafo_20_predeter."><text:span text:style-name="T1">Lf/Lf, Rg/Rg</text:span></text:span></text:p>
      <text:p text:style-name="P1"/>
      <text:p text:style-name="Standard"><text:span text:style-name="Fuente_20_de_20_párrafo_20_predeter."><text:span text:style-name="T1">- </text:span></text:span>Pillamos la <text:span text:style-name="Fuente_20_de_20_párrafo_20_predeter."><text:span text:style-name="T1">ac_FKlowleg</text:span></text:span>, pillamos el <text:span text:style-name="Fuente_20_de_20_párrafo_20_predeter."><text:span text:style-name="T1">skin_lowleg</text:span></text:span> y hacemos un <text:span text:style-name="Fuente_20_de_20_párrafo_20_predeter."><text:span text:style-name="T1">constrain Orient</text:span></text:span>. <text:span text:style-name="Fuente_20_de_20_párrafo_20_predeter."><text:span text:style-name="T1">Lf/Lf, Rg/Rg</text:span></text:span></text:p>
      <text:p text:style-name="Standard"/>
      <text:p text:style-name="Standard">- Ahora haremos como con los brazos, que cuando estemos en IK sólo se vean las curvas Ik, y cuando estemos en FK sólo se vean las curvas Fk.</text:p>
      <text:p text:style-name="Standard"/>
      <text:p text:style-name="Standard">Para ello conectaremos el <text:span text:style-name="Fuente_20_de_20_párrafo_20_predeter."><text:span text:style-name="T1">IkFkChange</text:span></text:span> a la <text:span text:style-name="Fuente_20_de_20_párrafo_20_predeter."><text:span text:style-name="T1">vis</text:span></text:span><text:span text:style-name="Fuente_20_de_20_párrafo_20_predeter."><text:span text:style-name="T1">ibility</text:span></text:span> de los <text:span text:style-name="Fuente_20_de_20_párrafo_20_predeter."><text:span text:style-name="T1">offsets_ikfoot</text:span></text:span> y <text:span text:style-name="Fuente_20_de_20_párrafo_20_predeter."><text:span text:style-name="T1">offset_knee</text:span></text:span>.</text:p>
      <text:p text:style-name="Standard"/>
      <text:p text:style-name="P4">Crearemos un nodo <text:span text:style-name="Fuente_20_de_20_párrafo_20_predeter."><text:span text:style-name="T1">Reverse</text:span></text:span> en el node editor, <text:span text:style-name="Fuente_20_de_20_párrafo_20_predeter."><text:span text:style-name="T1">nombre_nrev_Lf o Rg_leg</text:span></text:span>.</text:p>
      <text:p text:style-name="Standard"/>
      <text:p text:style-name="Standard">Sacamos del attribute <text:span text:style-name="Fuente_20_de_20_párrafo_20_predeter."><text:span text:style-name="T1">IkFkChange</text:span></text:span> y lo conectamos en el <text:span text:style-name="Fuente_20_de_20_párrafo_20_predeter."><text:span text:style-name="T1">inputX </text:span></text:span>de cada reverse. Y sacamos el <text:span text:style-name="Fuente_20_de_20_párrafo_20_predeter."><text:span text:style-name="T1">outputX</text:span></text:span> de cada reverse y lo conectamos a la <text:span text:style-name="Fuente_20_de_20_párrafo_20_predeter."><text:span text:style-name="T1">visibility</text:span></text:span> de los <text:span text:style-name="Fuente_20_de_20_párrafo_20_predeter."><text:span text:style-name="T1">offset_FKupleg</text:span></text:span>.</text:p>
      <text:p text:style-name="Standard"/>
      <text:p text:style-name="P2">EN ESTE PUNTO YA SE PUEDEN VOLVER A PROBAR QUE LAS COSAS FUNCIONEN</text:p>
      <text:p text:style-name="P2"/>
      <text:p text:style-name="Standard">- Ahora vemos a hacer el llamado Foot Lock.</text:p>
      <text:p text:style-name="Standard">Lo que hacemos es crear unos locators que nos van a permitir hacer los movimientos del pie para que los ciclos de caminar se hagan con más “facilidad”.</text:p>
      <text:p text:style-name="Standard"/>
      <text:p text:style-name="Standard">Para ello vamos a crear un <text:span text:style-name="Fuente_20_de_20_párrafo_20_predeter."><text:span text:style-name="T1">Locator. </text:span></text:span>Create&gt;Locator. El primero se llamará <text:span text:style-name="Fuente_20_de_20_párrafo_20_predeter."><text:span text:style-name="T1">nombre_loc_Lf_ankle</text:span></text:span>.</text:p>
      <text:p text:style-name="Standard"/>
      <text:p text:style-name="Standard">Una vez creado, seleccionamos el <text:span text:style-name="Fuente_20_de_20_párrafo_20_predeter."><text:span text:style-name="T1">skin_foot</text:span></text:span>, seleccionamos el <text:span text:style-name="Fuente_20_de_20_párrafo_20_predeter."><text:span text:style-name="T1">loc_ankle</text:span></text:span>, y le hacemos un <text:span text:style-name="Fuente_20_de_20_párrafo_20_predeter."><text:span text:style-name="T1">constrain pa</text:span></text:span><text:span text:style-name="Fuente_20_de_20_párrafo_20_predeter."><text:span text:style-name="T1">rent sin mantein offset. Una vez se ha movido al sitio eliminamos el constrain.</text:span></text:span></text:p>
      <text:p text:style-name="P1"/>
      <text:p text:style-name="Standard">- Creamos un Locator, <text:span text:style-name="Fuente_20_de_20_párrafo_20_predeter."><text:span text:style-name="T1">nombre_loc_Lf_ball, </text:span></text:span>y lo movemos con snap de V hasta el skin_toes.</text:p>
      <text:p text:style-name="Standard"/>
      <text:p text:style-name="Standard">- Creamos un Locator, <text:span text:style-name="Fuente_20_de_20_párrafo_20_predeter."><text:span text:style-name="T1">nombre_loc_Lf_toe, </text:span></text:span>lo movemos y lo ponemos en X = a la altura del skin_foot; Y = 0; Z = Justo en la punta del pie o zapato, es decir, donde acaba la Geometría. Rotará desde ahí.</text:p>
      <text:p text:style-name="Standard"/>
      <text:p text:style-name="Standard">- Creamos un Locator, <text:span text:style-name="Fuente_20_de_20_párrafo_20_predeter."><text:span text:style-name="T1">nombre_loc_Lf_heel, </text:span></text:span>lo movemos y lo ponemos en X = a la altura del skin_foot; Y = 0; Z = Justo en el talón, donde acaba la Geo. Rotará desde ahí.</text:p>
      <text:p text:style-name="Standard"/>
      <text:p text:style-name="Standard">- Creamos un Locator, <text:span text:style-name="Fuente_20_de_20_párrafo_20_predeter."><text:span text:style-name="T1">nombre_loc_Lf_out, </text:span></text:span>lo movemos y lo ponemos en X = a la parte exterior del pie, al acabar la Geo; Y = 0; Z = más o menos a la mitad del pie. Rotará desde ahí.</text:p>
      <text:p text:style-name="Standard"/>
      <text:p text:style-name="Standard"><text:soft-page-break/>- Ahora podemos duplicar este último Locator y creamos uno nuevo que se llame <text:span text:style-name="Fuente_20_de_20_párrafo_20_predeter."><text:span text:style-name="T1">nombre_loc_Lf_in, </text:span></text:span>lo movemos en X hasta que quede en la parte interna del pie, donde acaba la Geo.</text:p>
      <text:p text:style-name="Standard">- Ahora los ponemos en cascada de tal manera que nos quede como padre el In y todos detrás tal que...</text:p>
      <text:p text:style-name="P2">In&gt;Out&gt;Heel&gt;Toe&gt;Ball</text:p>
      <text:p text:style-name="Standard"/>
      <text:p text:style-name="Standard">- Ahora pillamos el <text:span text:style-name="Fuente_20_de_20_párrafo_20_predeter."><text:span text:style-name="T1">loc_in</text:span></text:span>, la <text:span text:style-name="Fuente_20_de_20_párrafo_20_predeter."><text:span text:style-name="T1">ac_ikfoot</text:span></text:span> y le damos a <text:span text:style-name="Fuente_20_de_20_párrafo_20_predeter."><text:span text:style-name="T1">P</text:span></text:span>.</text:p>
      <text:p text:style-name="Standard">- Pillamos el <text:span text:style-name="Fuente_20_de_20_párrafo_20_predeter."><text:span text:style-name="T1">loc_in</text:span></text:span>, y le hacemos un <text:span text:style-name="Fuente_20_de_20_párrafo_20_predeter."><text:span text:style-name="T1">freeze</text:span></text:span>.</text:p>
      <text:p text:style-name="Standard">- Ahora pillamos el <text:span text:style-name="Fuente_20_de_20_párrafo_20_predeter."><text:span text:style-name="T1">loc_ankle</text:span></text:span>, pillamos el <text:span text:style-name="Fuente_20_de_20_párrafo_20_predeter."><text:span text:style-name="T1">loc_ball </text:span></text:span>y le damos a la P.</text:p>
      <text:p text:style-name="Standard"/>
      <text:p text:style-name="P6">-<text:span text:style-name="T8"> El FootLock sólo nos funcionará si estamos en IK, no es problema porque prácticamente siempre se animan las piernas en IK. Por eso, pillamos las dos ac_ikfoot y les vamos a añadir a ambas los siguientes atributos. Edit&gt;Add Attribute</text:span></text:p>
      <text:p text:style-name="Standard"/>
      <text:p text:style-name="Standard"><text:tab/></text:p>
      <text:p text:style-name="Standard"><text:tab/>Ball Lift = Float – Default 0</text:p>
      <text:p text:style-name="Standard"><text:tab/>Toe Lift = Float – Default 0</text:p>
      <text:p text:style-name="Standard"><text:tab/>Heel Lift = Float – Default 0</text:p>
      <text:p text:style-name="Standard"><text:tab/>Lean = Float – Default 0 <text:s text:c="2"/></text:p>
      <text:p text:style-name="Standard"><text:tab/>Side = Float – Default 0</text:p>
      <text:p text:style-name="Standard"><text:tab/>Heel Spin = Float – Default 0</text:p>
      <text:p text:style-name="Standard"><text:tab/>Toe Spin = Float – Default 0 <text:s/></text:p>
      <text:p text:style-name="Standard"/>
      <text:p text:style-name="Standard">- Nos toca ahora hacer las conexiones para que todo gire como debe girar. Para ello usaremos el Connection Editor y conectaremos... (si todo sale bien, los rotate coincidirán con los que os pongo a continuación, si no, tendréis que pensar un poquito... xP)</text:p>
      <text:p text:style-name="Standard"/>
      <text:p text:style-name="Standard"><text:tab/>Ball Lift =&gt; RotateZ del Locator Ball</text:p>
      <text:p text:style-name="Standard"><text:tab/>Toe Lift =&gt; RotateZ del Locator Toe</text:p>
      <text:p text:style-name="Standard"><text:tab/>Heel Lift =&gt; RotateZ del Locator Heel</text:p>
      <text:p text:style-name="Standard"><text:tab/>Lean =&gt; RotateY del Locator Ball</text:p>
      <text:p text:style-name="Standard"><text:tab/>Side =&gt; Haremos un set driven key con las rotaciones X del out y el in (<text:span text:style-name="T3">Se explica después</text:span>)</text:p>
      <text:p text:style-name="Standard"><text:tab/>Heel Spin =&gt; RotateY del Locator Heel</text:p>
      <text:p text:style-name="Standard"><text:tab/>Toe Spin =&gt; RotateY del Locator Toe</text:p>
      <text:p text:style-name="Standard"/>
      <text:p text:style-name="Standard"><text:span text:style-name="Fuente_20_de_20_párrafo_20_predeter."><text:span text:style-name="T6">- Vamos con el </text:span></text:span><text:span text:style-name="Fuente_20_de_20_párrafo_20_predeter."><text:span text:style-name="T7">S</text:span></text:span><text:span text:style-name="Fuente_20_de_20_párrafo_20_predeter."><text:span text:style-name="T6">et </text:span></text:span><text:span text:style-name="Fuente_20_de_20_párrafo_20_predeter."><text:span text:style-name="T7">D</text:span></text:span><text:span text:style-name="Fuente_20_de_20_párrafo_20_predeter."><text:span text:style-name="T6">irven </text:span></text:span><text:span text:style-name="Fuente_20_de_20_párrafo_20_predeter."><text:span text:style-name="T7">K</text:span></text:span><text:span text:style-name="Fuente_20_de_20_párrafo_20_predeter."><text:span text:style-name="T6">ey.</text:span></text:span></text:p>
      <text:p text:style-name="Standard"/>
      <text:p text:style-name="Standard">Pillamos el ac_ikfoot y lo ponemos como Driver en el SDK, pillamos los Locators In &amp; Out y los ponemos como Driven.</text:p>
      <text:p text:style-name="Standard">Teniendo seleccionado el atributo <text:span text:style-name="Fuente_20_de_20_párrafo_20_predeter."><text:span text:style-name="T1">Side en la ac_ikfoot</text:span></text:span> y el <text:span text:style-name="Fuente_20_de_20_párrafo_20_predeter."><text:span text:style-name="T1">RotateX de los dos locators</text:span></text:span>, hacer un primer <text:span text:style-name="Fuente_20_de_20_párrafo_20_predeter."><text:span text:style-name="T1">key que marcará el estado 0</text:span></text:span>.</text:p>
      <text:p text:style-name="Standard"/>
      <text:p text:style-name="Standard">Vamos al atributo <text:span text:style-name="Fuente_20_de_20_párrafo_20_predeter."><text:span text:style-name="T1">Side</text:span></text:span> y lo ponemos en <text:span text:style-name="Fuente_20_de_20_párrafo_20_predeter."><text:span text:style-name="T1">+10</text:span></text:span>. Por norma general +10 será rotar el pie hacia fuera con lo que rotaremos el <text:span text:style-name="Fuente_20_de_20_párrafo_20_predeter."><text:span text:style-name="T1">Out</text:span></text:span> en <text:span text:style-name="Fuente_20_de_20_párrafo_20_predeter."><text:span text:style-name="T1">RotateX</text:span></text:span> para que gire el pie hacia la izquierda.</text:p>
      <text:p text:style-name="Standard">El valor de rotación no me preocupa, pero que sea <text:span text:style-name="Fuente_20_de_20_párrafo_20_predeter."><text:span text:style-name="T1">un valor redondo</text:span></text:span> para recordarlo y poder ponerlo después igual cuando hagamos el In. <text:span text:style-name="Fuente_20_de_20_párrafo_20_predeter."><text:span text:style-name="T1">Una vez rotado, Key en el Out y en el In</text:span></text:span>.</text:p>
      <text:p text:style-name="Standard"/>
      <text:p text:style-name="Standard">Ponemos el <text:span text:style-name="Fuente_20_de_20_párrafo_20_predeter."><text:span text:style-name="T1">Side</text:span></text:span> a <text:span text:style-name="Fuente_20_de_20_párrafo_20_predeter."><text:span text:style-name="T1">-10</text:span></text:span>. Por normal general eso es girar el pie hacia dentro, significa que rotamos en <text:span text:style-name="Fuente_20_de_20_párrafo_20_predeter."><text:span text:style-name="T1">RotateX</text:span></text:span> el <text:span text:style-name="Fuente_20_de_20_párrafo_20_predeter."><text:span text:style-name="T1">In</text:span></text:span> a los mismos grados que el Out y <text:span text:style-name="Fuente_20_de_20_párrafo_20_predeter."><text:span text:style-name="T1">Key en ambos</text:span></text:span>.</text:p>
      <text:p text:style-name="Standard"/>
      <text:p text:style-name="Standard"><text:soft-page-break/>Ahora iremos al Graph Editor, pillamos los locators In &amp; Out y ponemos sus curvas en linear, los extremos en spline, con el Post y Pre infinity en linear.</text:p>
      <text:p text:style-name="Standard"/>
      <text:p text:style-name="Standard">Confirmar que funciona.</text:p>
      <text:p text:style-name="Standard"/>
      <text:p text:style-name="Standard"/>
      <text:p text:style-name="Standard"/>
      <text:p text:style-name="Standard"/>
      <text:p text:style-name="Standard"/>
      <text:p text:style-name="Standard"/>
      <text:p text:style-name="Standard">- Ahora pillamos el <text:span text:style-name="Fuente_20_de_20_párrafo_20_predeter."><text:span text:style-name="T1">loc_ankle</text:span></text:span>, el <text:span text:style-name="Fuente_20_de_20_párrafo_20_predeter."><text:span text:style-name="T1">skin_foot</text:span></text:span> y le hacemos un <text:span text:style-name="Fuente_20_de_20_párrafo_20_predeter."><text:span text:style-name="T1">contrain Orient</text:span></text:span>.</text:p>
      <text:p text:style-name="Standard"/>
      <text:p text:style-name="Standard">- Ahora pillamos el <text:span text:style-name="Fuente_20_de_20_párrafo_20_predeter."><text:span text:style-name="T1">ac_</text:span></text:span><text:span text:style-name="Fuente_20_de_20_párrafo_20_predeter."><text:span text:style-name="T1">FK</text:span></text:span><text:span text:style-name="Fuente_20_de_20_párrafo_20_predeter."><text:span text:style-name="T1">foot</text:span></text:span>, el <text:span text:style-name="Fuente_20_de_20_párrafo_20_predeter."><text:span text:style-name="T1">skin_foot</text:span></text:span> y le hacemos un <text:span text:style-name="Fuente_20_de_20_párrafo_20_predeter."><text:span text:style-name="T1">contrain Orient</text:span></text:span>. <text:span text:style-name="Fuente_20_de_20_párrafo_20_predeter."><text:span text:style-name="T5">ES EL FK!!!!</text:span></text:span></text:p>
      <text:p text:style-name="Standard"/>
      <text:p text:style-name="Standard">- Eliminamos el constrain point que hicimos previamente en los Ik, y les hacemos un nuevo constrain point pero hecho con el ankle, es decir, <text:span text:style-name="Fuente_20_de_20_párrafo_20_predeter."><text:span text:style-name="T1">nos cargamos el point.</text:span></text:span></text:p>
      <text:p text:style-name="Standard"><text:span text:style-name="Fuente_20_de_20_párrafo_20_predeter."><text:span text:style-name="T1"/></text:span></text:p>
      <text:p text:style-name="Standard"><text:span text:style-name="Fuente_20_de_20_párrafo_20_predeter."><text:span text:style-name="T1">- Pillamos el loc_ankle, pillamos el Ik y constrain Point nuevo</text:span></text:span>.</text:p>
      <text:p text:style-name="Standard"/>
      <text:p text:style-name="Standard">- Ahora pillamos el <text:span text:style-name="Fuente_20_de_20_párrafo_20_predeter."><text:span text:style-name="T1">sk_leg_end</text:span></text:span>, el <text:span text:style-name="Fuente_20_de_20_párrafo_20_predeter."><text:span text:style-name="T1">skin_foot</text:span></text:span> y le hacemos un <text:span text:style-name="Fuente_20_de_20_párrafo_20_predeter."><text:span text:style-name="T1">contrain Point</text:span></text:span>.</text:p>
      <text:p text:style-name="Standard"/>
      <text:p text:style-name="Standard">- Ahora conectaremos el <text:span text:style-name="Fuente_20_de_20_párrafo_20_predeter."><text:span text:style-name="T1">FkIkChange</text:span></text:span> al <text:span text:style-name="Fuente_20_de_20_párrafo_20_predeter."><text:span text:style-name="T1">O</text:span></text:span><text:span text:style-name="Fuente_20_de_20_párrafo_20_predeter."><text:span text:style-name="T1">rient</text:span></text:span> creado del <text:span text:style-name="Fuente_20_de_20_párrafo_20_predeter."><text:span text:style-name="T1">Ankle </text:span></text:span>al<text:span text:style-name="Fuente_20_de_20_párrafo_20_predeter."><text:span text:style-name="T1"> skin_foot</text:span></text:span>, y el <text:span text:style-name="Fuente_20_de_20_párrafo_20_predeter."><text:span text:style-name="T1">Reverse</text:span></text:span> al <text:span text:style-name="Fuente_20_de_20_párrafo_20_predeter."><text:span text:style-name="T1">Orient</text:span></text:span> creado por <text:span text:style-name="Fuente_20_de_20_párrafo_20_predeter."><text:span text:style-name="T1">ac_</text:span></text:span><text:span text:style-name="Fuente_20_de_20_párrafo_20_predeter."><text:span text:style-name="T1">FK</text:span></text:span><text:span text:style-name="Fuente_20_de_20_párrafo_20_predeter."><text:span text:style-name="T1">foot</text:span></text:span>. Como hicimos con las manos. Así el pie rota tanto en ik como en fk.</text:p>
      <text:p text:style-name="Standard"/>
      <text:p text:style-name="Standard">- Ahora pillamos el <text:span text:style-name="Fuente_20_de_20_párrafo_20_predeter."><text:span text:style-name="T1">ac_fktoes</text:span></text:span>, el <text:span text:style-name="Fuente_20_de_20_párrafo_20_predeter."><text:span text:style-name="T1">skin_toes</text:span></text:span> y le hacemos un <text:span text:style-name="Fuente_20_de_20_párrafo_20_predeter."><text:span text:style-name="T1">contrain Orient</text:span></text:span>. <text:span text:style-name="Fuente_20_de_20_párrafo_20_predeter."><text:span text:style-name="T5">SON LOS TOES!!!!</text:span></text:span></text:p>
      <text:p text:style-name="Standard"/>
      <text:p text:style-name="Standard">- Ahora pillamos el <text:span text:style-name="Fuente_20_de_20_párrafo_20_predeter."><text:span text:style-name="T1">ac_iktoes</text:span></text:span>, el <text:span text:style-name="Fuente_20_de_20_párrafo_20_predeter."><text:span text:style-name="T1">skin_toes</text:span></text:span> y le hacemos un <text:span text:style-name="Fuente_20_de_20_párrafo_20_predeter."><text:span text:style-name="T1">contrain Orient</text:span></text:span>.</text:p>
      <text:p text:style-name="Standard"/>
      <text:p text:style-name="Standard">- Y hacemos como antes, conectamos en el Node Editor el <text:span text:style-name="Fuente_20_de_20_párrafo_20_predeter."><text:span text:style-name="T1">FkIkChange</text:span></text:span> a los <text:span text:style-name="Fuente_20_de_20_párrafo_20_predeter."><text:span text:style-name="T1">Orient</text:span></text:span> hechos por las <text:span text:style-name="Fuente_20_de_20_párrafo_20_predeter."><text:span text:style-name="T1">ac_iktoes</text:span></text:span> y los<text:span text:style-name="Fuente_20_de_20_párrafo_20_predeter."><text:span text:style-name="T1"> Reverse</text:span></text:span> a los <text:span text:style-name="Fuente_20_de_20_párrafo_20_predeter."><text:span text:style-name="T1">Orient</text:span></text:span> hechos por las <text:span text:style-name="Fuente_20_de_20_párrafo_20_predeter."><text:span text:style-name="T1">ac_fktoes</text:span></text:span>.</text:p>
      <text:p text:style-name="Standard"/>
      <text:p text:style-name="Standard">- Ahora pillamos el <text:span text:style-name="Fuente_20_de_20_párrafo_20_predeter."><text:span text:style-name="T1">loc_toe</text:span></text:span>, el <text:span text:style-name="Fuente_20_de_20_párrafo_20_predeter."><text:span text:style-name="T1">offset_iktoes</text:span></text:span> y le hacemos un <text:span text:style-name="Fuente_20_de_20_párrafo_20_predeter."><text:span text:style-name="T1">contrain Parent</text:span></text:span>.</text:p>
      <text:p text:style-name="Standard"/>
      <text:p text:style-name="P2"/>
      <text:p text:style-name="P2"/>
      <text:p text:style-name="P2">VAMOS A HACER EL TWIST</text:p>
      <text:p text:style-name="P2"/>
      <text:p text:style-name="Standard">- Como hicimos con el twist de los brazos, pillamos los lowleg y los aislamos. Con el Create Joints y con snap de V, desde la FRONT,<text:span text:style-name="Fuente_20_de_20_párrafo_20_predeter."><text:span text:style-name="T1"> </text:span></text:span>creamos un hueso en la rodilla y otro en el end. Así en los dos lados. Después con el Insert Joints, añadiremos un hueso por cada línea de la geometría de las piernas.</text:p>
      <text:p text:style-name="Standard"/>
      <text:p text:style-name="Standard">Re-nombramos: <text:span text:style-name="Fuente_20_de_20_párrafo_20_predeter."><text:span text:style-name="T1">nombre_skin_Lf_twistleg01 – nombre_skin_Lf_twistleg02 … nombre_sk_Lf_twistleg_end</text:span></text:span></text:p>
      <text:p text:style-name="Standard"/>
      <text:p text:style-name="Standard">- Vamos con el Ik, como en los brazos, usaremos el <text:span text:style-name="Fuente_20_de_20_párrafo_20_predeter."><text:span text:style-name="T1">IK Spline Handle</text:span></text:span>, clickamos en el primero de la cadena de twist y clickamos en el último. Nos saldrá un IK y una CRV.</text:p>
      <text:p text:style-name="Standard"/>
      <text:p text:style-name="Standard">Renombrar a <text:span text:style-name="Fuente_20_de_20_párrafo_20_predeter."><text:span text:style-name="T1">nombre_ik_Lf_twistleg </text:span></text:span>y <text:span text:style-name="Fuente_20_de_20_párrafo_20_predeter."><text:span text:style-name="T1">nombre_crv_Lf_twistleg</text:span></text:span></text:p>
      <text:p text:style-name="Standard"/>
      <text:p text:style-name="Standard"/>
      <text:p text:style-name="Standard"/>
      <text:p text:style-name="Standard"><text:soft-page-break/></text:p>
      <text:p text:style-name="Standard">Activamos en los Ik el Advanced Twist Controls en IK Solver Attributes</text:p>
      <text:p text:style-name="Standard"/>
      <text:p text:style-name="Standard">World Up Type: Object Rotation Up (Start/End)</text:p>
      <text:p text:style-name="Standard">Forward Axis: Positive X</text:p>
      <text:p text:style-name="Standard">Up Axis: Positive Z</text:p>
      <text:p text:style-name="Standard">Up Vector: 0,0,1</text:p>
      <text:p text:style-name="Standard">Up Vector 2: 0,0,1</text:p>
      <text:p text:style-name="Standard">World Up Object: nombre_skin_Lf_lowleg; nombre_skin_Rg_lowleg</text:p>
      <text:p text:style-name="Standard">World Up Object2: nombre_skin_Lf_foot; nombre_skin_Rg_foot</text:p>
      <text:p text:style-name="Standard"/>
      <text:p text:style-name="Standard"/>
      <text:p text:style-name="Standard"/>
      <text:p text:style-name="Standard">- Pillamos la <text:span text:style-name="Fuente_20_de_20_párrafo_20_predeter."><text:span text:style-name="T1">crv_twistleg</text:span></text:span>, el <text:span text:style-name="Fuente_20_de_20_párrafo_20_predeter."><text:span text:style-name="T1">skin_lowleg</text:span></text:span> y le damos a <text:span text:style-name="Fuente_20_de_20_párrafo_20_predeter."><text:span text:style-name="T1">P</text:span></text:span></text:p>
      <text:p text:style-name="Standard"><text:span text:style-name="Fuente_20_de_20_párrafo_20_predeter."><text:span text:style-name="T1">- </text:span></text:span>Ponemos la <text:span text:style-name="Fuente_20_de_20_párrafo_20_predeter."><text:span text:style-name="T1">visibili</text:span></text:span><text:span text:style-name="Fuente_20_de_20_párrafo_20_predeter."><text:span text:style-name="T1">dad </text:span></text:span>de las <text:span text:style-name="Fuente_20_de_20_párrafo_20_predeter."><text:span text:style-name="T1">crv </text:span></text:span>y los <text:span text:style-name="Fuente_20_de_20_párrafo_20_predeter."><text:span text:style-name="T1">ik </text:span></text:span>a <text:span text:style-name="Fuente_20_de_20_párrafo_20_predeter."><text:span text:style-name="T1">0 </text:span></text:span>y le damos a <text:span text:style-name="Fuente_20_de_20_párrafo_20_predeter."><text:span text:style-name="T1">lock</text:span></text:span></text:p>
      <text:p text:style-name="Standard"><text:span text:style-name="Fuente_20_de_20_párrafo_20_predeter."><text:span text:style-name="T1">- </text:span></text:span>Pillamos el <text:span text:style-name="Fuente_20_de_20_párrafo_20_predeter."><text:span text:style-name="T1">skin_upleg, le hacemos un offset, y con el insert, le movemos el pivote haciendo que coincida en el propio skin_upleg.</text:span></text:span></text:p>
      <text:p text:style-name="P1"/>
      <text:p text:style-name="Standard">Re-nombramos: <text:span text:style-name="Fuente_20_de_20_párrafo_20_predeter."><text:span text:style-name="T1">nombre_offsetSK_Lf_upleg.</text:span></text:span></text:p>
      <text:p text:style-name="P1"/>
      <text:p text:style-name="Standard"><text:span text:style-name="Fuente_20_de_20_párrafo_20_predeter."><text:span text:style-name="T1">- </text:span></text:span>Pillamos el<text:span text:style-name="Fuente_20_de_20_párrafo_20_predeter."><text:span text:style-name="T1"> ac_hip</text:span></text:span>, pillamos el<text:span text:style-name="Fuente_20_de_20_párrafo_20_predeter."><text:span text:style-name="T1"> o</text:span></text:span><text:span text:style-name="Fuente_20_de_20_párrafo_20_predeter."><text:span text:style-name="T1">ffsetSK_upleg </text:span></text:span>y le hacemos un<text:span text:style-name="Fuente_20_de_20_párrafo_20_predeter."><text:span text:style-name="T1"> contrain Parent.</text:span></text:span></text:p>
      <text:p text:style-name="P1"/>
      <text:p text:style-name="Standard"><text:span text:style-name="Fuente_20_de_20_párrafo_20_predeter."><text:span text:style-name="T1">- </text:span></text:span>Pillamos el <text:span text:style-name="Fuente_20_de_20_párrafo_20_predeter."><text:span text:style-name="T1">ac_hip</text:span></text:span>, pillamos el <text:span text:style-name="Fuente_20_de_20_párrafo_20_predeter."><text:span text:style-name="T1">offset_FKupleg </text:span></text:span>y le hacemos un <text:span text:style-name="Fuente_20_de_20_párrafo_20_predeter."><text:span text:style-name="T1">contrain parent.</text:span></text:span></text:p>
      <text:p text:style-name="P1"/>
      <text:p text:style-name="Standard">- Se acabó, ahora hacemos lock &amp; hide de los valores siguientes:</text:p>
      <text:p text:style-name="Standard"/>
      <text:p text:style-name="Standard"><text:tab/>Translate, Scale y Visibility de: las ac_fk y los ac_iktoes</text:p>
      <text:p text:style-name="Standard"><text:tab/>Translate, Rotate, Scale y Visibility de: las ac_ikfklegs</text:p>
      <text:p text:style-name="Standard"><text:tab/>Rotate, Scale y Visibility de: las ac_knee</text:p>
      <text:p text:style-name="Standard"><text:tab/>Scale y Visibility de: las ac_ikfoot</text:p>
      <text:p text:style-name="Standard"/>
      <text:p text:style-name="Standard">- Pondremos a 0 la visibilidad de los loc_in, de los iks, y de las crv.</text:p>
      <text:p text:style-name="Standard"/>
      <text:p text:style-name="Standard">- Por último agrupamos las ac con las ac, los joints con los joints y los elem,</text:p>
      <text:p text:style-name="Standard"><text:s/><text:tab/><text:tab/><text:tab/>nombre_grp_Lf_leg_ac</text:p>
      <text:p text:style-name="Standard"><text:s/><text:tab/><text:tab/><text:tab/>nombre_grp_Lf_leg_joints</text:p>
      <text:p text:style-name="Standard"><text:s/><text:tab/><text:tab/><text:tab/>nombre_grp_Lf_leg_elem</text:p>
      <text:p text:style-name="Standard"><text:tab/><text:tab/><text:tab/></text:p>
      <text:p text:style-name="P5">nombre_grp_Rg_leg_ac</text:p>
      <text:p text:style-name="Standard"><text:s/><text:tab/><text:tab/><text:tab/>nombre_grp_Rg_leg_joints</text:p>
      <text:p text:style-name="Standard"><text:s/><text:tab/><text:tab/><text:tab/>nombre_grp_Rg_leg_elem</text:p>
      <text:p text:style-name="Standard"/>
      <text:p text:style-name="Standard">- Los volvemos a agrupar diferenciando cada una de las piernas</text:p>
      <text:p text:style-name="Standard"><text:s/><text:tab/><text:tab/><text:tab/>nombre_grp_Lf_leg</text:p>
      <text:p text:style-name="Standard"><text:s/><text:tab/><text:tab/><text:tab/>nombre_grp_Rg_leg</text:p>
      <text:p text:style-name="Standard"/>
      <text:p text:style-name="Standard">- Los emparentamos a la glob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E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s" fo:country="E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47cm" fo:line-height="120%"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Descripción" style:family="paragraph" style:parent-style-name="Standard">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0$Win32 OpenOffice.org_project/4110m2$Build-9807</meta:generator>
    <meta:creation-date>2017-01-31T08:18:00Z</meta:creation-date>
    <dc:date>2022-04-11T12:52:29.84</dc:date>
    <meta:editing-cycles>32</meta:editing-cycles>
    <meta:editing-duration>PT2H43M32S</meta:editing-duration>
    <meta:document-statistic meta:table-count="0" meta:image-count="0" meta:object-count="0" meta:page-count="6" meta:paragraph-count="134" meta:word-count="2267" meta:character-count="13054"/>
    <meta:template xlink:type="simple" xlink:actuate="onRequest" xlink:title="" xlink:href="Normal"/>
  </office:meta>
</office:document-meta>
</file>